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F85A30479546B186B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3.21cm" fo:min-width="0.644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282cm" svg:height="16.174cm" draw:transform="rotate (-1.5707963267949) translate (16.377cm 0.181cm)">
          <draw:image xlink:href="Pictures/10000000000003E8000002F85A30479546B186B1.jpg" xlink:type="simple" xlink:show="embed" xlink:actuate="onLoad" loext:mime-type="image/jpeg">
            <text:p/>
          </draw:image>
        </draw:frame>
        <draw:custom-shape draw:style-name="gr2" draw:text-style-name="P2" draw:layer="layout" svg:width="2.286cm" svg:height="4.318cm" svg:x="6.946cm" svg:y="17.16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51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6T11:13:27.124970949</dc:date>
    <meta:editing-duration>PT19M49S</meta:editing-duration>
    <meta:editing-cycles>6</meta:editing-cycles>
    <meta:generator>LibreOffice/6.4.4.2$Linux_X86_64 LibreOffice_project/40$Build-2</meta:generator>
    <meta:document-statistic meta:object-count="2"/>
  </office:meta>
</office:document-meta>
</file>